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898cm"/>
    </style:style>
    <style:style style:name="Tableau1.B" style:family="table-column">
      <style:table-column-properties style:column-width="7.008cm"/>
    </style:style>
    <style:style style:name="Tableau1.C" style:family="table-column">
      <style:table-column-properties style:column-width="1.048cm"/>
    </style:style>
    <style:style style:name="Tableau1.D" style:family="table-column">
      <style:table-column-properties style:column-width="7.047cm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49cm" fo:border="0.05pt solid #000000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3">
      <style:paragraph-properties fo:break-before="pag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ext_20_body" style:list-style-name="L6"/>
    <style:style style:name="P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" style:family="paragraph" style:parent-style-name="Preformatted_20_Text">
      <style:paragraph-properties fo:line-height="115%"/>
    </style:style>
    <style:style style:name="P11" style:family="paragraph" style:parent-style-name="Text_20_body">
      <style:text-properties officeooo:paragraph-rsid="00139741"/>
    </style:style>
    <style:style style:name="T1" style:family="text">
      <style:text-properties officeooo:rsid="00139741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odule Mic (microphone Arduino)</text:h>
      <text:h text:style-name="Heading_20_3" text:outline-level="3">Rôle</text:h>
      <text:p text:style-name="Text_20_body">Acquisition sonore sur 3 canaux (avant, gauche, droite) avec deux familles de modes indépendantes :</text:p>
      <text:list text:style-name="L1">
        <text:list-item>
          <text:p text:style-name="P1"><text:span text:style-name="Strong_20_Emphasis">Flux</text:span> : publication périodique de données (niveau moyen, angle, crête)</text:p>
        </text:list-item>
        <text:list-item>
          <text:p text:style-name="P1"><text:span text:style-name="Strong_20_Emphasis">Événements</text:span> : détection de bruit par niveaux (InfoNuisce) ou présence sonore (DetectPresence)</text:p>
        </text:list-item>
      </text:list>
      <text:h text:style-name="Heading_20_3" text:outline-level="3">Architecture</text:h>
      <text:p text:style-name="Text_20_body"><text:span text:style-name="Source_20_Text">dispatch_Mic.cpp</text:span> → <text:span text:style-name="Source_20_Text">mic.cpp</text:span> → <text:span text:style-name="Source_20_Text">mic_hardware.cpp</text:span> → <text:span text:style-name="Source_20_Text">analogRead()</text:span></text:p>
      <text:h text:style-name="Heading_20_3" text:outline-level="3">Fonctionnement</text:h>
      <text:list text:style-name="L2">
        <text:list-item>
          <text:p text:style-name="P2">L’échantillonnage hardware est permanent et non‑bloquant.</text:p>
        </text:list-item>
        <text:list-item>
          <text:p text:style-name="P2"><text:span text:style-name="Strong_20_Emphasis">Mode flux (</text:span><text:span text:style-name="Strong_20_Emphasis"><text:span text:style-name="Source_20_Text">modeMicsF</text:span></text:span><text:span text:style-name="Strong_20_Emphasis">)</text:span> : un seul actif parmi <text:span text:style-name="Source_20_Text">OFF</text:span>, <text:span text:style-name="Source_20_Text">MOY</text:span> (niveau moyen RMS), <text:span text:style-name="Source_20_Text">ANGLE</text:span> (direction du son), <text:span text:style-name="Source_20_Text">PIC</text:span> (valeur crête).</text:p>
          <text:list>
            <text:list-item>
              <text:p text:style-name="P2">Publication aux fréquences <text:span text:style-name="Source_20_Text">freqMoy</text:span> / <text:span text:style-name="Source_20_Text">freqPic</text:span> (ms).</text:p>
            </text:list-item>
            <text:list-item>
              <text:p text:style-name="P2">Anti‑bruit : publication uniquement si la variation depuis la dernière valeur ≥ <text:span text:style-name="Source_20_Text">deltaSeuil</text:span> (MOY/PIC) ou <text:span text:style-name="Source_20_Text">deltaAngle</text:span> (ANGLE).</text:p>
            </text:list-item>
          </text:list>
        </text:list-item>
        <text:list-item>
          <text:p text:style-name="P2"><text:span text:style-name="Strong_20_Emphasis">Mode événements (</text:span><text:span text:style-name="Strong_20_Emphasis"><text:span text:style-name="Source_20_Text">modeMicsI</text:span></text:span><text:span text:style-name="Strong_20_Emphasis">)</text:span> : exclusif parmi <text:span text:style-name="Source_20_Text">OFF</text:span>, <text:span text:style-name="Source_20_Text">InfoNuisce</text:span> (bruitNiv1, bruitNiv2), <text:span text:style-name="Source_20_Text">DetectPresence</text:span>.</text:p>
          <text:list>
            <text:list-item>
              <text:p text:style-name="P2">Détection soutenue : signalement après un temps continu dans la zone (<text:span text:style-name="Source_20_Text">dureeNuisce</text:span> / <text:span text:style-name="Source_20_Text">dureePresence</text:span>).</text:p>
            </text:list-item>
            <text:list-item>
              <text:p text:style-name="P2">Cooldown : délai minimum entre deux signalements du même type (<text:span text:style-name="Source_20_Text">cooldown</text:span>).</text:p>
            </text:list-item>
          </text:list>
        </text:list-item>
      </text:list>
      <text:h text:style-name="Heading_20_3" text:outline-level="3">Cycle de vie</text:h>
      <text:list text:style-name="L3">
        <text:list-item>
          <text:p text:style-name="P3"><text:span text:style-name="Source_20_Text">mic_init()</text:span> appelé au démarrage.</text:p>
        </text:list-item>
        <text:list-item>
          <text:p text:style-name="P3"><text:span text:style-name="Source_20_Text">mic_processPeriodic()</text:span> appelé à chaque tour de <text:span text:style-name="Source_20_Text">loop()</text:span> : échantillonnage, publications flux, détection événements.</text:p>
        </text:list-item>
      </text:list>
      <text:h text:style-name="Heading_20_3" text:outline-level="3">Boucle principale</text:h>
      <text:p text:style-name="Text_20_body"><text:span text:style-name="Source_20_Text">mic_processPeriodic()</text:span> doit être exécutée à chaque itération de la boucle principale.</text:p>
      <text:h text:style-name="Heading_20_3" text:outline-level="3"/>
      <text:h text:style-name="P4" text:outline-level="3">Propriétés VPIV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Direction</text:p>
            </table:table-cell>
            <table:table-cell table:style-name="Tableau1.A1" office:value-type="string">
              <text:p text:style-name="Table_20_Heading">Propriété</text:p>
            </table:table-cell>
            <table:table-cell table:style-name="Tableau1.A1" office:value-type="string">
              <text:p text:style-name="Table_20_Heading">CAT</text:p>
            </table:table-cell>
            <table:table-cell table:style-name="Tableau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2" office:value-type="string">
            <text:p text:style-name="Table_20_Contents">SP → A</text:p>
          </table:table-cell>
          <table:table-cell table:style-name="Tableau1.A2" office:value-type="string">
            <text:p text:style-name="Table_20_Contents"><text:span text:style-name="Source_20_Text">modeMicsF</text:span></text:p>
          </table:table-cell>
          <table:table-cell table:style-name="Tableau1.A2" office:value-type="string">
            <text:p text:style-name="Table_20_Contents">V</text:p>
          </table:table-cell>
          <table:table-cell table:style-name="Tableau1.D2" office:value-type="string">
            <text:p text:style-name="Table_20_Contents">Mode flux (<text:span text:style-name="Source_20_Text">OFF</text:span>, <text:span text:style-name="Source_20_Text">MOY</text:span>, <text:span text:style-name="Source_20_Text">ANGLE</text:span>, <text:span text:style-name="Source_20_Text">PIC</text:span>)</text:p>
          </table:table-cell>
        </table:table-row>
        <table:table-row>
          <table:table-cell table:style-name="Tableau1.A2" office:value-type="string">
            <text:p text:style-name="Table_20_Contents">SP → A</text:p>
          </table:table-cell>
          <table:table-cell table:style-name="Tableau1.A2" office:value-type="string">
            <text:p text:style-name="Table_20_Contents"><text:span text:style-name="Source_20_Text">modeMicsI</text:span></text:p>
          </table:table-cell>
          <table:table-cell table:style-name="Tableau1.A2" office:value-type="string">
            <text:p text:style-name="Table_20_Contents">V</text:p>
          </table:table-cell>
          <table:table-cell table:style-name="Tableau1.D2" office:value-type="string">
            <text:p text:style-name="Table_20_Contents">Mode événement (<text:span text:style-name="Source_20_Text">OFF</text:span>, <text:span text:style-name="Source_20_Text">InfoNuisce</text:span>, <text:span text:style-name="Source_20_Text">DetectPresence</text:span>)</text:p>
          </table:table-cell>
        </table:table-row>
        <table:table-row>
          <table:table-cell table:style-name="Tableau1.A2" office:value-type="string">
            <text:p text:style-name="Table_20_Contents">SP → A</text:p>
          </table:table-cell>
          <table:table-cell table:style-name="Tableau1.A2" office:value-type="string">
            <text:p text:style-name="Table_20_Contents"><text:span text:style-name="Source_20_Text">paraMicsF</text:span></text:p>
          </table:table-cell>
          <table:table-cell table:style-name="Tableau1.A2" office:value-type="string">
            <text:p text:style-name="Table_20_Contents">V</text:p>
          </table:table-cell>
          <table:table-cell table:style-name="Tableau1.D2" office:value-type="string">
            <text:p text:style-name="Table_20_Contents">Paramètres flux (6 entiers CSV)</text:p>
          </table:table-cell>
        </table:table-row>
        <table:table-row>
          <table:table-cell table:style-name="Tableau1.A2" office:value-type="string">
            <text:p text:style-name="Table_20_Contents">SP → A</text:p>
          </table:table-cell>
          <table:table-cell table:style-name="Tableau1.A2" office:value-type="string">
            <text:p text:style-name="Table_20_Contents"><text:span text:style-name="Source_20_Text">paraMicsI</text:span></text:p>
          </table:table-cell>
          <table:table-cell table:style-name="Tableau1.A2" office:value-type="string">
            <text:p text:style-name="Table_20_Contents">V</text:p>
          </table:table-cell>
          <table:table-cell table:style-name="Tableau1.D2" office:value-type="string">
            <text:p text:style-name="Table_20_Contents">Paramètres détection (7 entiers CSV)</text:p>
          </table:table-cell>
        </table:table-row>
        <table:table-row>
          <table:table-cell table:style-name="Tableau1.A2" office:value-type="string">
            <text:p text:style-name="Table_20_Contents">A → SP</text:p>
          </table:table-cell>
          <table:table-cell table:style-name="Tableau1.A2" office:value-type="string">
            <text:p text:style-name="Table_20_Contents"><text:span text:style-name="Source_20_Text">micMoy</text:span></text:p>
          </table:table-cell>
          <table:table-cell table:style-name="Tableau1.A2" office:value-type="string">
            <text:p text:style-name="Table_20_Contents">F</text:p>
          </table:table-cell>
          <table:table-cell table:style-name="Tableau1.D2" office:value-type="string">
            <text:p text:style-name="Table_20_Contents">Niveau moyen RMS</text:p>
          </table:table-cell>
        </table:table-row>
        <table:table-row>
          <table:table-cell table:style-name="Tableau1.A2" office:value-type="string">
            <text:p text:style-name="Table_20_Contents">A → SP</text:p>
          </table:table-cell>
          <table:table-cell table:style-name="Tableau1.A2" office:value-type="string">
            <text:p text:style-name="Table_20_Contents"><text:span text:style-name="Source_20_Text">micAngle</text:span></text:p>
          </table:table-cell>
          <table:table-cell table:style-name="Tableau1.A2" office:value-type="string">
            <text:p text:style-name="Table_20_Contents">F</text:p>
          </table:table-cell>
          <table:table-cell table:style-name="Tableau1.D2" office:value-type="string">
            <text:p text:style-name="Table_20_Contents">Angle source sonore (‑180…+180°)</text:p>
          </table:table-cell>
        </table:table-row>
        <table:table-row>
          <table:table-cell table:style-name="Tableau1.A2" office:value-type="string">
            <text:p text:style-name="Table_20_Contents">A → SP</text:p>
          </table:table-cell>
          <table:table-cell table:style-name="Tableau1.A2" office:value-type="string">
            <text:p text:style-name="Table_20_Contents"><text:span text:style-name="Source_20_Text">micPIC</text:span></text:p>
          </table:table-cell>
          <table:table-cell table:style-name="Tableau1.A2" office:value-type="string">
            <text:p text:style-name="Table_20_Contents">F</text:p>
          </table:table-cell>
          <table:table-cell table:style-name="Tableau1.D2" office:value-type="string">
            <text:p text:style-name="Table_20_Contents">Valeur crête</text:p>
          </table:table-cell>
        </table:table-row>
        <table:table-row>
          <table:table-cell table:style-name="Tableau1.A2" office:value-type="string">
            <text:p text:style-name="Table_20_Contents">A → SP</text:p>
          </table:table-cell>
          <table:table-cell table:style-name="Tableau1.A2" office:value-type="string">
            <text:p text:style-name="Table_20_Contents"><text:span text:style-name="Source_20_Text">bruitNiv1</text:span></text:p>
          </table:table-cell>
          <table:table-cell table:style-name="Tableau1.A2" office:value-type="string">
            <text:p text:style-name="Table_20_Contents">I</text:p>
          </table:table-cell>
          <table:table-cell table:style-name="Tableau1.D2" office:value-type="string">
            <text:p text:style-name="Table_20_Contents">Bruit soutenu de niveau 1</text:p>
          </table:table-cell>
        </table:table-row>
        <table:table-row>
          <table:table-cell table:style-name="Tableau1.A2" office:value-type="string">
            <text:p text:style-name="Table_20_Contents">A → SP</text:p>
          </table:table-cell>
          <table:table-cell table:style-name="Tableau1.A2" office:value-type="string">
            <text:p text:style-name="Table_20_Contents"><text:span text:style-name="Source_20_Text">bruitNiv2</text:span></text:p>
          </table:table-cell>
          <table:table-cell table:style-name="Tableau1.A2" office:value-type="string">
            <text:p text:style-name="Table_20_Contents">I</text:p>
          </table:table-cell>
          <table:table-cell table:style-name="Tableau1.D2" office:value-type="string">
            <text:p text:style-name="Table_20_Contents">Bruit soutenu de niveau 2</text:p>
          </table:table-cell>
        </table:table-row>
        <table:table-row>
          <table:table-cell table:style-name="Tableau1.A2" office:value-type="string">
            <text:p text:style-name="Table_20_Contents">A → SP</text:p>
          </table:table-cell>
          <table:table-cell table:style-name="Tableau1.A2" office:value-type="string">
            <text:p text:style-name="Table_20_Contents"><text:span text:style-name="Source_20_Text">detectPresenceSon</text:span></text:p>
          </table:table-cell>
          <table:table-cell table:style-name="Tableau1.A2" office:value-type="string">
            <text:p text:style-name="Table_20_Contents">I</text:p>
          </table:table-cell>
          <table:table-cell table:style-name="Tableau1.D2" office:value-type="string">
            <text:p text:style-name="Table_20_Contents">Présence sonore détectée</text:p>
          </table:table-cell>
        </table:table-row>
        <table:table-row>
          <table:table-cell table:style-name="Tableau1.A2" office:value-type="string">
            <text:p text:style-name="Table_20_Contents">A → SP</text:p>
          </table:table-cell>
          <table:table-cell table:style-name="Tableau1.A2" office:value-type="string">
            <text:p text:style-name="Table_20_Contents"><text:span text:style-name="Source_20_Text">modeMicsF</text:span>, <text:span text:style-name="Source_20_Text">modeMicsI</text:span>, <text:span text:style-name="Source_20_Text">paraMicsF</text:span>, <text:span text:style-name="Source_20_Text">paraMicsI</text:span></text:p>
          </table:table-cell>
          <table:table-cell table:style-name="Tableau1.A2" office:value-type="string">
            <text:p text:style-name="Table_20_Contents">I</text:p>
          </table:table-cell>
          <table:table-cell table:style-name="Tableau1.D2" office:value-type="string">
            <text:p text:style-name="Table_20_Contents">ACK de configuration</text:p>
          </table:table-cell>
        </table:table-row>
      </table:table>
      <text:h text:style-name="Heading_20_3" text:outline-level="3">États</text:h>
      <text:list text:style-name="L4">
        <text:list-item>
          <text:p text:style-name="P5"><text:span text:style-name="Source_20_Text">mic_lastRMS[3]</text:span>, <text:span text:style-name="Source_20_Text">mic_lastPeak[3]</text:span> (hardware)</text:p>
        </text:list-item>
        <text:list-item>
          <text:p text:style-name="P5"><text:span text:style-name="Source_20_Text">modeF</text:span>, <text:span text:style-name="Source_20_Text">modeI</text:span></text:p>
        </text:list-item>
        <text:list-item>
          <text:p text:style-name="P5">paramètres flux : <text:span text:style-name="Source_20_Text">freqMoy</text:span>, <text:span text:style-name="Source_20_Text">freqPic</text:span>, <text:span text:style-name="Source_20_Text">winMoy</text:span>, <text:span text:style-name="Source_20_Text">winPic</text:span>, <text:span text:style-name="Source_20_Text">deltaSeuil</text:span>, <text:span text:style-name="Source_20_Text">deltaAngle</text:span></text:p>
        </text:list-item>
        <text:list-item>
          <text:p text:style-name="P5">paramètres événements : <text:span text:style-name="Source_20_Text">seuil0Parasite</text:span>, <text:span text:style-name="Source_20_Text">seuil1Bruit</text:span>, <text:span text:style-name="Source_20_Text">seuil2Bruit</text:span>, <text:span text:style-name="Source_20_Text">seuilPresence</text:span>, <text:span text:style-name="Source_20_Text">dureeNuisce</text:span>, <text:span text:style-name="Source_20_Text">dureePresence</text:span>, <text:span text:style-name="Source_20_Text">cooldown</text:span></text:p>
        </text:list-item>
        <text:list-item>
          <text:p text:style-name="P5">traqueurs de durée soutenue et cooldown par zone</text:p>
        </text:list-item>
      </text:list>
      <text:h text:style-name="Heading_20_3" text:outline-level="3">Sécurité</text:h>
      <text:list text:style-name="L5">
        <text:list-item>
          <text:p text:style-name="P6">Anti‑bruit sur les flux pour limiter les publications inutiles.</text:p>
        </text:list-item>
        <text:list-item>
          <text:p text:style-name="P6">Détection soutenue évite les faux positifs (claquements brefs).</text:p>
        </text:list-item>
        <text:list-item>
          <text:p text:style-name="P6">Cooldown évite les rafales de messages en cas de signal durable.</text:p>
        </text:list-item>
        <text:list-item>
          <text:p text:style-name="P6">Le niveau de référence (<text:span text:style-name="Source_20_Text">niveauGlobal = moyenne des 3 RMS</text:span>) est cohérent entre flux et événements.</text:p>
        </text:list-item>
      </text:list>
      <text:h text:style-name="Heading_20_3" text:outline-level="3"/>
      <text:h text:style-name="P4" text:outline-level="3">Paramètres internes (valeurs par défaut)</text:h>
      <text:p text:style-name="Text_20_body"/>
      <text:p text:style-name="Preformatted_20_Text">freqMoy = 200 ms <text:s text:c="5"/>// cadence MOY/ANGLE</text:p>
      <text:p text:style-name="Preformatted_20_Text">freqPic = 100 ms <text:s text:c="5"/>// cadence PIC</text:p>
      <text:p text:style-name="Preformatted_20_Text">winMoy = 200 ms <text:s text:c="6"/>// fenêtre hardware MOY/ANGLE</text:p>
      <text:p text:style-name="Preformatted_20_Text">winPic = 100 ms <text:s text:c="6"/>// fenêtre hardware PIC</text:p>
      <text:p text:style-name="Preformatted_20_Text">deltaSeuil = 5 <text:s text:c="7"/>// variation mini (ADC) pour MOY/PIC</text:p>
      <text:p text:style-name="Preformatted_20_Text">deltaAngle = 10 <text:s text:c="6"/>// variation mini (°) pour ANGLE</text:p>
      <text:p text:style-name="Preformatted_20_Text"/>
      <text:p text:style-name="Preformatted_20_Text">seuil0Parasite = 30 <text:s text:c="2"/>// plancher matériel (ADC)</text:p>
      <text:p text:style-name="Preformatted_20_Text">seuil1Bruit = 300 <text:s text:c="4"/>// seuil bruitNiv1 (ADC)</text:p>
      <text:p text:style-name="Preformatted_20_Text">seuil2Bruit = 600 <text:s text:c="4"/>// seuil bruitNiv2 (ADC)</text:p>
      <text:p text:style-name="Preformatted_20_Text">seuilPresence = 100 <text:s text:c="2"/>// seuil détection présence (ADC)</text:p>
      <text:p text:style-name="Preformatted_20_Text">dureeNuisce = 500 ms <text:s/>// durée soutenue InfoNuisce</text:p>
      <text:p text:style-name="Preformatted_20_Text">dureePresence = 300 ms// durée soutenue DetectPresence</text:p>
      <text:p text:style-name="P7">cooldown = 2000 ms <text:s text:c="3"/>// délai entre deux signalements</text:p>
      <text:h text:style-name="Heading_20_3" text:outline-level="3">Remarques</text:h>
      <text:list text:style-name="L6">
        <text:list-item>
          <text:p text:style-name="P8">Les paramètres doivent être envoyés <text:span text:style-name="Strong_20_Emphasis">avant</text:span> d’activer les modes correspondants.</text:p>
        </text:list-item>
        <text:list-item>
          <text:p text:style-name="P8">La fenêtre hardware s’ajuste automatiquement selon le mode flux actif (PIC utilise <text:span text:style-name="Source_20_Text">winPic</text:span>, les autres <text:span text:style-name="Source_20_Text">winMoy</text:span>).</text:p>
        </text:list-item>
        <text:list-item>
          <text:p text:style-name="P8">Le calcul de l’angle est lissé par un filtre du premier ordre (75% historique, 25% instantané).</text:p>
        </text:list-item>
      </text:list>
      <text:h text:style-name="Heading_20_3" text:outline-level="3">CONFIGURATION RECOMMANDÉE</text:h>
      <text:h text:style-name="Heading_20_3" text:outline-level="3">🎯 Mode “robot intelligent”</text:h>
      <text:section text:style-name="Sect1" text:name="code-block-viewer">
        <text:p text:style-name="P9">modeMicsF = ANGLE</text:p>
        <text:p text:style-name="P10">modeMicsI = DetectPresence</text:p>
      </text:section>
      <text:p text:style-name="Text_20_body">✔ performant<text:line-break/>✔ utile<text:line-break/>✔ léger</text:p>
      <text:h text:style-name="Heading_20_3" text:outline-level="3">🔍 Mode “monitoring”</text:h>
      <text:section text:style-name="Sect1" text:name="Section1">
        <text:p text:style-name="P9"><text:bookmark text:name="code-block-viewer"/>modeMicsF = MOY</text:p>
        <text:p text:style-name="P10">modeMicsI = InfoNuisce</text:p>
      </text:section>
      <text:p text:style-name="Text_20_body">✔ stable<text:line-break/>✔ peu coûteux</text:p>
      <text:p text:style-name="P11"><text:span text:style-name="T1">Amélioration possible : créer : </text:span>micDirPresence = niveau + angle → <text:span text:style-name="T1">évite double traitement par SP et double vpiv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7:42:13.453255400</meta:creation-date>
    <dc:date>2026-04-02T08:33:07.944401000</dc:date>
    <meta:editing-duration>PT18M5S</meta:editing-duration>
    <meta:editing-cycles>2</meta:editing-cycles>
    <meta:generator>LibreOffice/26.2.0.3$Windows_X86_64 LibreOffice_project/620$Build-3</meta:generator>
    <meta:document-statistic meta:table-count="1" meta:image-count="0" meta:object-count="0" meta:page-count="3" meta:paragraph-count="108" meta:word-count="581" meta:character-count="3712" meta:non-whitespace-character-count="3211"/>
  </office:meta>
</office:document-meta>
</file>